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2.963cm"/>
    </style:style>
    <style:style style:name="pr7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1.718cm" style:use-optimal-column-width="false"/>
    </style:style>
    <style:style style:name="co2" style:family="table-column">
      <style:table-column-properties style:column-width="6.477cm" style:use-optimal-column-width="false"/>
    </style:style>
    <style:style style:name="co3" style:family="table-column">
      <style:table-column-properties style:column-width="6.704cm" style:use-optimal-column-width="false"/>
    </style:style>
    <style:style style:name="ro1" style:family="table-row">
      <style:table-row-properties style:row-height="1.615cm"/>
    </style:style>
    <style:style style:name="ro2" style:family="table-row">
      <style:table-row-properties style:row-height="1.489cm"/>
    </style:style>
    <style:style style:name="ro3" style:family="table-row">
      <style:table-row-properties style:row-height="1.49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HTTP caching</text:p>
          </draw:text-box>
        </draw:frame>
        <draw:frame presentation:style-name="pr2" draw:layer="layout" svg:width="24.639cm" svg:height="12.179cm" svg:x="1.4cm" svg:y="4.914cm" presentation:class="subtitle">
          <draw:text-box>
            <text:p>Both client and server s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 starters you only need to know “Cache-Control” response header.</text:p>
              </text:list-item>
              <text:list-item>
                <text:p>No special setup for client side caching – all browsers support it.</text:p>
              </text:list-item>
              <text:list-item>
                <text:p>Server side requires HTTP caching middleware like Varnish, rack-cache, squid, etc.</text:p>
              </text:list-item>
              <text:list-item>
                <text:p>For demonstration I am using Rails app with rack-cache, however, everything can be applied to any web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he amazing bits: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ery simple rules.</text:p>
              </text:list-item>
              <text:list-item>
                <text:p>Flexible: allows caching on client side, server side, both or neither.</text:p>
              </text:list-item>
              <text:list-item>
                <text:p>Optional resource “fingerprinting” via ETag allows fairly uncomplicated cache invalidation.</text:p>
              </text:list-item>
              <text:list-item>
                <text:p>Works everyw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“Cache-Control” can include: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no-cache” - browser must not use response for subsequent requests, revalidation using ETag is required.</text:p>
              </text:list-item>
              <text:list-item>
                <text:p>“no-store” - resource must be re-downloaded on every request</text:p>
              </text:list-item>
              <text:list-item>
                <text:p>“public” - resource can be cached by shared cache</text:p>
              </text:list-item>
              <text:list-item>
                <text:p>“private” - resource must not be cached by shared cache</text:p>
              </text:list-item>
              <text:list-item>
                <text:p>“max-age” - maximum time in seconds response can be reused</text:p>
              </text:list-item>
              <text:list-item>
                <text:p>“s-maxage” - overrides “max-age” for shared ca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6" draw:layer="layout" svg:width="25.199cm" svg:height="2.963cm" svg:x="1.4cm" svg:y="0.837cm" presentation:class="subtitle" presentation:user-transformed="true">
          <draw:text-box>
            <text:p>Quick “cheat sheet”</text:p>
          </draw:text-box>
        </draw:frame>
        <draw:frame draw:style-name="standard" draw:layer="layout" svg:width="24.898cm" svg:height="7.574cm" svg:x="1.825cm" svg:y="4.625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“Cache-control” header</text:p>
              </table:table-cell>
              <table:table-cell>
                <text:p text:style-name="P1">Cached server side</text:p>
              </table:table-cell>
              <table:table-cell>
                <text:p text:style-name="P1">Cached client side</text:p>
              </table:table-cell>
            </table:table-row>
            <table:table-row table:style-name="ro2" table:default-cell-style-name="ce2">
              <table:table-cell>
                <text:p>no-cache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2" table:default-cell-style-name="ce2">
              <table:table-cell>
                <text:p>private, max-age=60</text:p>
              </table:table-cell>
              <table:table-cell>
                <text:p>no</text:p>
              </table:table-cell>
              <table:table-cell>
                <text:p>yes, 1 minute</text:p>
              </table:table-cell>
            </table:table-row>
            <table:table-row table:style-name="ro2" table:default-cell-style-name="ce2">
              <table:table-cell>
                <text:p>public, s-maxage=60, max-age=0</text:p>
              </table:table-cell>
              <table:table-cell>
                <text:p>yes, 1 minute</text:p>
              </table:table-cell>
              <table:table-cell>
                <text:p>no*</text:p>
              </table:table-cell>
            </table:table-row>
            <table:table-row table:style-name="ro3" table:default-cell-style-name="ce2">
              <table:table-cell>
                <text:p>public, max-age=60</text:p>
              </table:table-cell>
              <table:table-cell>
                <text:p>yes, 1 minute</text:p>
              </table:table-cell>
              <table:table-cell>
                <text:p>yes, 1 minu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7" draw:layer="layout" svg:width="25.199cm" svg:height="16.255cm" svg:x="1.4cm" svg:y="0.837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bout mobile apps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y default mobile app HTTP clients do not perform any kind of caching – but in can be enabled.</text:p>
              </text:list-item>
              <text:list-item>
                <text:p>Android – as far as I understand we're using okhttp client – caching is supported but needs to be enabled.</text:p>
              </text:list-item>
              <text:list-item>
                <text:p>iOS – no idea, but I'm sure it can be enabled.</text:p>
              </text:list-item>
              <text:list-item>
                <text:p>Could potentially use caching when loading lists of referencing styles, CSLs, CSL forms, CSL meta.</text:p>
              </text:list-item>
              <text:list-item>
                <text:p>I may be wrong but I believe I've seen some custom cache storage code in mobile apps which could be greatly simplified by using HTTP response cac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requests between our microservises 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f/when it makes sense – most of HTTP client libraries support “Cache-Control” headers.</text:p>
              </text:list-item>
              <text:list-item>
                <text:p>Can be used to shoot yourself in the foot in all kind of spectacular w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das Sasnauskas</meta:initial-creator>
    <meta:creation-date>2015-10-05T23:16:42</meta:creation-date>
    <meta:generator>LibreOffice/3.5$Linux_X86_64 LibreOffice_project/350m1$Build-2</meta:generator>
    <dc:date>2015-10-06T01:30:57</dc:date>
    <dc:creator>Tadas Sasnauskas</dc:creator>
    <meta:editing-duration>PT1H21M30S</meta:editing-duration>
    <meta:editing-cycles>5</meta:editing-cycles>
    <meta:document-statistic meta:object-count="55"/>
  </office:meta>
</office:document-meta>
</file>